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185000001F7000004E5E5BC5FA5AF197450.svg" manifest:media-type="image/svg+xml"/>
  <manifest:file-entry manifest:full-path="Pictures/10000201000000180000003B65AF6AA7E3B313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874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35cm" draw:marker-start="Arrowheads_20_1" draw:marker-start-width="0.352cm" draw:marker-end="Arrowheads_20_2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5cm" fo:min-width="0.5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2a6099" loext:opacity="100%"/>
    </style:style>
    <style:style style:name="P3" style:family="paragraph">
      <loext:graphic-properties draw:fill="none" draw:fill-color="#ffffff"/>
      <style:text-properties fo:color="#2a6099" loext:opacity="100%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a6099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cm" svg:height="2.828cm" svg:x="1.4cm" svg:y="0.739cm">
          <draw:image xlink:href="Pictures/10001185000001F7000004E5E5BC5FA5AF197450.svg" xlink:type="simple" xlink:show="embed" xlink:actuate="onLoad" draw:mime-type="image/svg+xml">
            <text:p/>
          </draw:image>
          <draw:image xlink:href="Pictures/10000201000000180000003B65AF6AA7E3B313F6.png" xlink:type="simple" xlink:show="embed" xlink:actuate="onLoad" draw:mime-type="image/png"/>
        </draw:frame>
        <draw:frame draw:style-name="gr2" draw:text-style-name="P3" draw:layer="layout" svg:width="1cm" svg:height="0.815cm" svg:x="0.025cm" svg:y="1.695cm">
          <draw:text-box>
            <text:p text:style-name="P2"><text:span text:style-name="T1">ΔT</text:span></text:p>
          </draw:text-box>
        </draw:frame>
        <draw:line draw:style-name="gr3" draw:text-style-name="P4" draw:layer="layout" svg:x1="1.893cm" svg:y1="0.738cm" svg:x2="1.893cm" svg:y2="0.187cm">
          <text:p/>
        </draw:line>
        <draw:line draw:style-name="gr3" draw:text-style-name="P4" draw:layer="layout" svg:x1="1.885cm" svg:y1="0.739cm" svg:x2="2.128cm" svg:y2="0.463cm">
          <text:p/>
        </draw:line>
        <draw:line draw:style-name="gr3" draw:text-style-name="P4" draw:layer="layout" svg:x1="1.893cm" svg:y1="0.739cm" svg:x2="1.65cm" svg:y2="0.463cm">
          <text:p/>
        </draw:line>
        <draw:frame draw:style-name="gr4" draw:text-style-name="P3" draw:layer="layout" svg:width="0.735cm" svg:height="0.645cm" svg:x="2.04cm" svg:y="0.292cm">
          <draw:text-box>
            <text:p text:style-name="P2"><text:span text:style-name="T1">P</text:span></text:p>
          </draw:text-box>
        </draw:frame>
        <draw:line draw:style-name="gr5" draw:text-style-name="P1" draw:layer="layout" svg:x1="0.803cm" svg:y1="0.187cm" svg:x2="0.803cm" svg:y2="3.874cm">
          <text:p/>
        </draw:line>
        <draw:frame draw:style-name="gr6" draw:text-style-name="P3" draw:layer="layout" svg:width="0.728cm" svg:height="0.645cm" svg:x="2.359cm" svg:y="1.792cm">
          <draw:text-box>
            <text:p text:style-name="P2"><text:span text:style-name="T2">θ</text:span></text:p>
          </draw:text-box>
        </draw:frame>
        <draw:line draw:style-name="gr3" draw:text-style-name="P4" draw:layer="layout" svg:x1="1.9cm" svg:y1="3.863cm" svg:x2="1.9cm" svg:y2="3.3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2T14:49:18.870000000</meta:creation-date>
    <dc:date>2020-08-12T14:56:21.089000000</dc:date>
    <meta:editing-duration>PT7M2S</meta:editing-duration>
    <meta:editing-cycles>1</meta:editing-cycles>
    <meta:document-statistic meta:object-count="9"/>
    <meta:generator>LibreOffice/7.0.0.3$Windows_X86_64 LibreOffice_project/8061b3e9204bef6b321a21033174034a5e2ea88e</meta:generator>
  </office:meta>
</office:document-meta>
</file>